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loext:fill-use-slide-background="false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26cm" fo:min-width="2.675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973cm" fo:min-width="2.675cm"/>
    </style:style>
    <style:style style:name="gr4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0.648cm" fo:min-width="0.398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0" style:family="graphic" style:parent-style-name="objectwithoutfill">
      <style:graphic-properties svg:stroke-color="#666666" draw:fill="solid" draw:fill-color="#666666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color="#666666" draw:fill-color="#666666" draw:textarea-vertical-align="middle"/>
    </style:style>
    <style:style style:name="gr13" style:family="graphic" style:parent-style-name="objectwithoutfill">
      <style:graphic-properties svg:stroke-color="#ffffff" draw:fill="solid" draw:fill-color="#ffffff" draw:textarea-vertical-align="middle"/>
    </style:style>
    <style:style style:name="gr14" style:family="graphic" style:parent-style-name="standard">
      <style:graphic-properties svg:stroke-color="#ffffff" draw:fill-color="#ffffff" draw:textarea-vertical-align="middle"/>
    </style:style>
    <style:style style:name="gr15" style:family="graphic" style:parent-style-name="standard">
      <style:graphic-properties svg:stroke-color="#000000" draw:fill="none" draw:fill-color="#666666" loext:fill-use-slide-background="false"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926cm" fo:min-width="2.675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="none" draw:fill-color="#666666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858cm" svg:y="9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176cm" svg:x="9.388cm" svg:y="5.3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7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176cm" svg:x="2.387cm" svg:y="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223cm" svg:x="2.387cm" svg:y="1.6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3.706cm" svg:y="2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32cm" svg:height="0.806cm" svg:x="2.405cm" svg:y="1.542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4.51cm" svg:y="1.542cm">
          <draw:text-box>
            <text:p><text:span text:style-name="T1">B</text:span></text:p>
          </draw:text-box>
        </draw:frame>
        <draw:custom-shape draw:style-name="gr6" draw:text-style-name="P6" draw:layer="layout" svg:width="1.27cm" svg:height="1.27cm" svg:x="2.905cm" svg:y="2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3.707cm" svg:y="2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175cm" svg:height="2.223cm" svg:x="2.387cm" svg:y="4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3.706cm" svg:y="5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32cm" svg:height="0.806cm" svg:x="2.405cm" svg:y="4.37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4.51cm" svg:y="4.37cm">
          <draw:text-box>
            <text:p><text:span text:style-name="T1">B</text:span></text:p>
          </draw:text-box>
        </draw:frame>
        <draw:custom-shape draw:style-name="gr8" draw:text-style-name="P4" draw:layer="layout" svg:width="1.27cm" svg:height="1.27cm" svg:x="2.905cm" svg:y="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3.707cm" svg:y="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32cm" svg:height="0.806cm" svg:x="2.405cm" svg:y="7.48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4.51cm" svg:y="7.48cm">
          <draw:text-box>
            <text:p><text:span text:style-name="T1">B</text:span></text:p>
          </draw:text-box>
        </draw:frame>
        <draw:frame draw:style-name="gr9" draw:text-style-name="P5" draw:layer="layout" svg:width="0.858cm" svg:height="0.806cm" svg:x="4.51cm" svg:y="9.58cm">
          <draw:text-box>
            <text:p><text:span text:style-name="T1">C</text:span></text:p>
          </draw:text-box>
        </draw:frame>
        <draw:custom-shape draw:style-name="gr8" draw:text-style-name="P4" draw:layer="layout" svg:width="1.27cm" svg:height="1.27cm" svg:x="3.306cm" svg:y="8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27cm" svg:height="1.27cm" svg:x="2.857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0.572cm" svg:height="0.75cm" draw:transform="rotate (1.48021373861639) translate (3.31926734594529cm 9.3380755482678cm)" svg:viewBox="0 0 573 751" svg:d="M18 8c28-10 49 12 75 14 28 3 53 18 78 27 25 10 50 19 75 30 27 11 55 26 79 41 26 15 37 44 55 67 18 25 43 46 64 70 18 20 30 46 43 70 12 23 18 50 32 72 13 21 20 48 26 72s10 50 15 74c4 22 4 47 6 72s13 51 4 75c-7 20 17 64-26 58-25-4-50-20-77-25-25-3-50-14-75-20-26-6-53-17-75-34-24-19-53-35-77-53-26-20-50-44-70-68-17-22-35-44-49-68-14-25-29-52-41-79-10-23-28-48-33-72-5-28-17-53-22-79s-9-51-14-75c-5-23-4-50-7-74-2-25-7-51-1-74l7-25 9-4z">
          <text:p/>
        </draw:path>
        <draw:frame draw:style-name="gr11" draw:text-style-name="P8" draw:layer="layout" svg:width="1.065cm" svg:height="0.962cm" svg:x="1.228cm" svg:y="2.277cm">
          <draw:text-box>
            <text:p>a)</text:p>
          </draw:text-box>
        </draw:frame>
        <draw:frame draw:style-name="gr11" draw:text-style-name="P8" draw:layer="layout" svg:width="1.065cm" svg:height="0.962cm" svg:x="1.229cm" svg:y="5.077cm">
          <draw:text-box>
            <text:p>b)</text:p>
          </draw:text-box>
        </draw:frame>
        <draw:frame draw:style-name="gr11" draw:text-style-name="P8" draw:layer="layout" svg:width="1.031cm" svg:height="0.962cm" svg:x="1.23cm" svg:y="8.277cm">
          <draw:text-box>
            <text:p>c)</text:p>
          </draw:text-box>
        </draw:frame>
        <draw:path draw:style-name="gr12" draw:text-style-name="P9" draw:layer="layout" svg:width="0.426cm" svg:height="0.598cm" svg:x="3.707cm" svg:y="8.27cm" svg:viewBox="0 0 427 599" svg:d="M9 599c-5-14 0-30-4-42-4-15-4-30-4-45s0-30 0-43c-1-15-1-30-1-43 0-16 9-30 11-43 3-14 9-29 8-42-2-16 10-29 11-42 2-15 10-29 14-43 4-15 12-29 18-42 7-15 19-27 24-43 5-15 15-31 26-42 13-12 22-30 34-43 11-13 22-30 36-41s34-19 43-34c16-27 31 2 34 15 4 20 30 14 37 35 5 15 19 28 29 42 9 12 16 27 23 42 6 13 9 31 19 43 9 12 13 28 20 42 6 12 8 29 15 43 6 12 7 28 11 42 3 13 7 29 7 44 0 13 4 27 6 42 2 13-1 28-3 42-1 13 0 28 0 43 0 14-3 28-3 42s-6 27-8 42l-4 13z">
          <text:p/>
        </draw:path>
        <draw:custom-shape draw:style-name="gr7" draw:text-style-name="P7" draw:layer="layout" svg:width="1.27cm" svg:height="1.27cm" svg:x="3.308cm" svg:y="8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3.707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176cm" svg:x="9.387cm" svg:y="1.68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832cm" svg:height="0.806cm" svg:x="9.405cm" svg:y="1.88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11.51cm" svg:y="1.88cm">
          <draw:text-box>
            <text:p><text:span text:style-name="T1">B</text:span></text:p>
          </draw:text-box>
        </draw:frame>
        <draw:frame draw:style-name="gr9" draw:text-style-name="P5" draw:layer="layout" svg:width="0.858cm" svg:height="0.806cm" svg:x="11.51cm" svg:y="3.98cm">
          <draw:text-box>
            <text:p><text:span text:style-name="T1">C</text:span></text:p>
          </draw:text-box>
        </draw:frame>
        <draw:custom-shape draw:style-name="gr8" draw:text-style-name="P4" draw:layer="layout" svg:width="1.27cm" svg:height="1.27cm" svg:x="10.306cm" svg:y="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0.572cm" svg:height="0.75cm" draw:transform="rotate (1.48021373861639) translate (10.3192673459453cm 3.7380755482678cm)" svg:viewBox="0 0 573 751" svg:d="M18 8c28-10 49 12 75 14 28 3 53 18 78 27 25 10 50 19 75 30 27 11 55 26 79 41 26 15 37 44 55 67 18 25 43 46 64 70 18 20 30 46 43 70 12 23 18 50 32 72 13 21 20 48 26 72s10 50 15 74c4 22 4 47 6 72s13 51 4 75c-7 20 17 64-26 58-25-4-50-20-77-25-25-3-50-14-75-20-26-6-53-17-75-34-24-19-53-35-77-53-26-20-50-44-70-68-17-22-35-44-49-68-14-25-29-52-41-79-10-23-28-48-33-72-5-28-17-53-22-79s-9-51-14-75c-5-23-4-50-7-74-2-25-7-51-1-74l7-25 9-4z">
          <text:p/>
        </draw:path>
        <draw:path draw:style-name="gr12" draw:text-style-name="P9" draw:layer="layout" svg:width="0.426cm" svg:height="0.598cm" svg:x="10.707cm" svg:y="2.67cm" svg:viewBox="0 0 427 599" svg:d="M9 599c-5-14 0-30-4-42-4-15-4-30-4-45s0-30 0-43c-1-15-1-30-1-43 0-16 9-30 11-43 3-14 9-29 8-42-2-16 10-29 11-42 2-15 10-29 14-43 4-15 12-29 18-42 7-15 19-27 24-43 5-15 15-31 26-42 13-12 22-30 34-43 11-13 22-30 36-41s34-19 43-34c16-27 31 2 34 15 4 20 30 14 37 35 5 15 19 28 29 42 9 12 16 27 23 42 6 13 9 31 19 43 9 12 13 28 20 42 6 12 8 29 15 43 6 12 7 28 11 42 3 13 7 29 7 44 0 13 4 27 6 42 2 13-1 28-3 42-1 13 0 28 0 43 0 14-3 28-3 42s-6 27-8 42l-4 13z">
          <text:p/>
        </draw:path>
        <draw:custom-shape draw:style-name="gr1" draw:text-style-name="P1" draw:layer="layout" svg:width="1.27cm" svg:height="1.27cm" svg:x="10.308cm" svg:y="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7cm" svg:height="1.27cm" svg:x="10.707cm" svg:y="2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065cm" svg:height="0.962cm" svg:x="8.329cm" svg:y="2.277cm">
          <draw:text-box>
            <text:p>d)</text:p>
          </draw:text-box>
        </draw:frame>
        <draw:custom-shape draw:style-name="gr7" draw:text-style-name="P7" draw:layer="layout" svg:width="1.27cm" svg:height="1.27cm" svg:x="9.857cm" svg:y="2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32cm" svg:height="0.806cm" svg:x="9.406cm" svg:y="5.58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11.511cm" svg:y="5.58cm">
          <draw:text-box>
            <text:p><text:span text:style-name="T1">B</text:span></text:p>
          </draw:text-box>
        </draw:frame>
        <draw:frame draw:style-name="gr9" draw:text-style-name="P5" draw:layer="layout" svg:width="0.858cm" svg:height="0.806cm" svg:x="11.511cm" svg:y="7.68cm">
          <draw:text-box>
            <text:p><text:span text:style-name="T1">C</text:span></text:p>
          </draw:text-box>
        </draw:frame>
        <draw:custom-shape draw:style-name="gr8" draw:text-style-name="P4" draw:layer="layout" svg:width="1.27cm" svg:height="1.27cm" svg:x="10.307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4" draw:layer="layout" svg:width="0.572cm" svg:height="0.75cm" draw:transform="rotate (1.48021373861639) translate (10.3202673459453cm 7.4380755482678cm)" svg:viewBox="0 0 573 751" svg:d="M18 8c28-10 49 12 75 14 28 3 53 18 78 27 25 10 50 19 75 30 27 11 55 26 79 41 26 15 37 44 55 67 18 25 43 46 64 70 18 20 30 46 43 70 12 23 18 50 32 72 13 21 20 48 26 72s10 50 15 74c4 22 4 47 6 72s13 51 4 75c-7 20 17 64-26 58-25-4-50-20-77-25-25-3-50-14-75-20-26-6-53-17-75-34-24-19-53-35-77-53-26-20-50-44-70-68-17-22-35-44-49-68-14-25-29-52-41-79-10-23-28-48-33-72-5-28-17-53-22-79s-9-51-14-75c-5-23-4-50-7-74-2-25-7-51-1-74l7-25 9-4z">
          <text:p/>
        </draw:path>
        <draw:path draw:style-name="gr14" draw:text-style-name="P2" draw:layer="layout" svg:width="0.426cm" svg:height="0.598cm" svg:x="10.708cm" svg:y="6.37cm" svg:viewBox="0 0 427 599" svg:d="M9 599c-5-14 0-30-4-42-4-15-4-30-4-45s0-30 0-43c-1-15-1-30-1-43 0-16 9-30 11-43 3-14 9-29 8-42-2-16 10-29 11-42 2-15 10-29 14-43 4-15 12-29 18-42 7-15 19-27 24-43 5-15 15-31 26-42 13-12 22-30 34-43 11-13 22-30 36-41s34-19 43-34c16-27 31 2 34 15 4 20 30 14 37 35 5 15 19 28 29 42 9 12 16 27 23 42 6 13 9 31 19 43 9 12 13 28 20 42 6 12 8 29 15 43 6 12 7 28 11 42 3 13 7 29 7 44 0 13 4 27 6 42 2 13-1 28-3 42-1 13 0 28 0 43 0 14-3 28-3 42s-6 27-8 42l-4 13z">
          <text:p/>
        </draw:path>
        <draw:custom-shape draw:style-name="gr15" draw:text-style-name="P10" draw:layer="layout" svg:width="1.27cm" svg:height="1.27cm" svg:x="10.309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065cm" svg:height="0.962cm" svg:x="8.33cm" svg:y="6.477cm">
          <draw:text-box>
            <text:p>e)</text:p>
          </draw:text-box>
        </draw:frame>
        <draw:custom-shape draw:style-name="gr7" draw:text-style-name="P7" draw:layer="layout" svg:width="1.27cm" svg:height="1.27cm" svg:x="9.858cm" svg:y="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7cm" svg:height="1.27cm" svg:x="10.70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3.175cm" svg:height="3.176cm" svg:x="9.388cm" svg:y="9.0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708cm" svg:y="9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832cm" svg:height="0.806cm" svg:x="9.406cm" svg:y="9.28cm">
          <draw:text-box>
            <text:p><text:span text:style-name="T1">A</text:span></text:p>
          </draw:text-box>
        </draw:frame>
        <draw:frame draw:style-name="gr5" draw:text-style-name="P5" draw:layer="layout" svg:width="0.832cm" svg:height="0.806cm" svg:x="11.511cm" svg:y="9.28cm">
          <draw:text-box>
            <text:p><text:span text:style-name="T1">B</text:span></text:p>
          </draw:text-box>
        </draw:frame>
        <draw:frame draw:style-name="gr9" draw:text-style-name="P5" draw:layer="layout" svg:width="0.858cm" svg:height="0.806cm" svg:x="11.511cm" svg:y="11.38cm">
          <draw:text-box>
            <text:p><text:span text:style-name="T1">C</text:span></text:p>
          </draw:text-box>
        </draw:frame>
        <draw:custom-shape draw:style-name="gr7" draw:text-style-name="P7" draw:layer="layout" svg:width="1.27cm" svg:height="1.27cm" svg:x="10.307cm" svg:y="10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9" draw:layer="layout" svg:width="0.426cm" svg:height="0.598cm" svg:x="10.708cm" svg:y="10.07cm" svg:viewBox="0 0 427 599" svg:d="M9 599c-5-14 0-30-4-42-4-15-4-30-4-45s0-30 0-43c-1-15-1-30-1-43 0-16 9-30 11-43 3-14 9-29 8-42-2-16 10-29 11-42 2-15 10-29 14-43 4-15 12-29 18-42 7-15 19-27 24-43 5-15 15-31 26-42 13-12 22-30 34-43 11-13 22-30 36-41s34-19 43-34c16-27 31 2 34 15 4 20 30 14 37 35 5 15 19 28 29 42 9 12 16 27 23 42 6 13 9 31 19 43 9 12 13 28 20 42 6 12 8 29 15 43 6 12 7 28 11 42 3 13 7 29 7 44 0 13 4 27 6 42 2 13-1 28-3 42-1 13 0 28 0 43 0 14-3 28-3 42s-6 27-8 42l-4 13z">
          <text:p/>
        </draw:path>
        <draw:custom-shape draw:style-name="gr4" draw:text-style-name="P4" draw:layer="layout" svg:width="1.27cm" svg:height="1.27cm" svg:x="10.309cm" svg:y="10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27cm" svg:height="1.27cm" svg:x="10.709cm" svg:y="9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91cm" svg:height="0.962cm" svg:x="8.331cm" svg:y="10.177cm">
          <draw:text-box>
            <text:p>f)</text:p>
          </draw:text-box>
        </draw:frame>
        <draw:custom-shape draw:style-name="gr15" draw:text-style-name="P10" draw:layer="layout" svg:width="1.27cm" svg:height="1.27cm" svg:x="9.859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00:18:16.695294598</meta:creation-date>
    <dc:date>2024-02-16T17:45:36.435395934</dc:date>
    <meta:editing-duration>PT8H56M8S</meta:editing-duration>
    <meta:editing-cycles>6</meta:editing-cycles>
    <meta:generator>LibreOffice/7.4.7.2$Linux_X86_64 LibreOffice_project/40$Build-2</meta:generator>
    <meta:document-statistic meta:object-count="60"/>
  </office:meta>
</office:document-meta>
</file>